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redit One - Exploratory Data Analysis </text:span></text:p>
      <text:p text:style-name="P1">Informal Report</text:p>
      <text:p text:style-name="P1">(AKA Lessons Learned)</text:p>
      <text:p text:style-name="P1">Samantha Goodman</text:p>
      <text:p text:style-name="P1"/>
      <text:p text:style-name="Standard"/>
      <text:p text:style-name="Standard"><text:span text:style-name="T2">Potential Business Value found during EDA</text:span></text:p>
      <text:list xml:id="list2436872372" text:style-name="WWNum1">
        <text:list-item>
          <text:p text:style-name="P2">Customers who were granted lower credit limits account for most of the defaults.</text:p>
        </text:list-item>
      </text:list>
      <text:p text:style-name="P6">Men who were granted less than 80,000NT in credit defaulted at a rate of almost 34%.</text:p>
      <text:p text:style-name="P7">For this reason, maybe raising the lowest credit offered to over 90,000NT to eliminate many of the problem customers.</text:p>
      <text:p text:style-name="P6"/>
      <text:list xml:id="list716560928" text:style-name="WWNum2">
        <text:list-item>
          <text:p text:style-name="P3">Because so many people with lower credit limits are defaulting, it seems like there is a problem with the decision making process whether or not to grant them a credit line.</text:p>
        </text:list-item>
      </text:list>
      <text:p text:style-name="P7"/>
      <text:list xml:id="list180028966341982" text:continue-numbering="true" text:style-name="WWNum2">
        <text:list-item>
          <text:p text:style-name="P3">Once a customer is two months behind in bill payments, they are 50% likely to default. Every month they are behind contributes to the chance that they will default on the loan.</text:p>
        </text:list-item>
      </text:list>
      <text:p text:style-name="Standard"/>
      <text:p text:style-name="Standard"><text:span text:style-name="T2">Main Lessons learned from doing EDA</text:span></text:p>
      <text:list xml:id="list42221968" text:style-name="WWNum4">
        <text:list-item>
          <text:p text:style-name="P4">It’s easy to reuse code from previous datasets if comments are clear and variables are clearly labeled.</text:p>
        </text:list-item>
      </text:list>
      <text:p text:style-name="P7"/>
      <text:list xml:id="list180028265110434" text:continue-numbering="true" text:style-name="WWNum4">
        <text:list-item>
          <text:p text:style-name="P4">Adding text to a plot can make additional details like a horizontal line representing the average default rate more clear.</text:p>
        </text:list-item>
      </text:list>
      <text:p text:style-name="P7"/>
      <text:list xml:id="list180028521737355" text:continue-numbering="true" text:style-name="WWNum4">
        <text:list-item>
          <text:p text:style-name="P4">Sometimes when you isolate a feature, it doesn’t lead to any great insights. I found many times I would dig into the data, only to find that the smaller grouped data mimicked the larger pattern, and thus wasn’t a valuable segment to examine.</text:p>
        </text:list-item>
      </text:list>
      <text:p text:style-name="Standard"/>
      <text:p text:style-name="Standard"><text:span text:style-name="T2">Recommendations for Guido</text:span></text:p>
      <text:list xml:id="list1098446379" text:style-name="WWNum3">
        <text:list-item>
          <text:p text:style-name="P5">At this point I haven’t built a model or even know what kind of model I will choose, but it is apparent that many people are granted credit lines who are later in default, particularly those granted lower value credit lines.</text:p>
        </text:list-item>
      </text:list>
      <text:p text:style-name="P7"/>
      <text:list xml:id="list180028237844975" text:continue-numbering="true" text:style-name="WWNum3">
        <text:list-item>
          <text:p text:style-name="P5"><text:soft-page-break/>It appears that customers who do not pay their bills are likely to default on the loan. This trend starts at 2 months behind and continues the longer they do not p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300" meta:character-count="1686" meta:non-whitespace-character-count="1410"/>
    <meta:generator>LibreOfficeDev/6.0.5.2$Linux_X86_64 LibreOffice_project/</meta:generator>
  </office:meta>
</office:document-meta>
</file>